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e" style:family="paragraph">
      <style:text-properties style:font-name="Arial" style:font-name-complex="Arial"/>
    </style:style>
    <style:style style:name="P3" style:parent-style-name="Normale" style:family="paragraph">
      <style:text-properties style:font-name="Arial" style:font-name-complex="Arial"/>
    </style:style>
    <style:style style:name="P4" style:parent-style-name="Normale" style:family="paragraph">
      <style:text-properties style:font-name="Arial" style:font-name-complex="Arial"/>
    </style:style>
    <style:style style:name="P5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6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7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8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9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0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1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2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3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4" style:parent-style-name="Normale" style:family="paragraph">
      <style:text-properties style:font-name="Arial" style:font-name-complex="Arial" fo:font-size="12pt" style:font-size-asian="12pt" style:font-size-complex="12pt"/>
    </style:style>
    <style:style style:name="P15" style:parent-style-name="Normale" style:family="paragraph">
      <style:text-properties style:font-name="Arial" style:font-name-complex="Arial" fo:font-size="12pt" style:font-size-asian="12pt" style:font-size-complex="12pt"/>
    </style:style>
    <style:style style:name="P16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7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9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0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1" style:parent-style-name="Normale" style:family="paragraph">
      <style:text-properties style:font-name="Arial" style:font-name-complex="Arial" fo:font-size="12pt" style:font-size-asian="12pt" style:font-size-complex="12pt"/>
    </style:style>
    <style:style style:name="P22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6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7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8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</office:automatic-styles>
  <office:body>
    <office:text text:use-soft-page-breaks="true">
      <text:p text:style-name="P1">1817769 Alice Schirinà</text:p>
      <text:p text:style-name="P2">1595834 Andrea Rosati</text:p>
      <text:p text:style-name="P3">1696995 Giorgio Zannini Quirini</text:p>
      <text:p text:style-name="P4"/>
      <text:p text:style-name="P5">team name: ZanSchiRo_1817769</text:p>
      <text:p text:style-name="P6">score: 0.11194</text:p>
      <text:p text:style-name="P7"/>
      <text:p text:style-name="P8">Language: Python</text:p>
      <text:p text:style-name="P9"/>
      <text:p text:style-name="P10">Data tidying</text:p>
      <text:list text:style-name="LFO1" text:continue-numbering="true">
        <text:list-item>
          <text:p text:style-name="P11">shrinking the range of SalePrice in<text:s/>order to reduce the bias of the fit function by summing 8000 to the cheapest houses prices and subtracting 27000 to the most expensive ones;</text:p>
        </text:list-item>
        <text:list-item>
          <text:p text:style-name="P12">removed outliers <text:s/>by looking at the correlation graphs of each numerical feature with SalePrice;</text:p>
        </text:list-item>
        <text:list-item>
          <text:p text:style-name="P13">normalization of the target feature by converting the SalePrice values into logarithms.</text:p>
        </text:list-item>
      </text:list>
      <text:p text:style-name="P14"/>
      <text:p text:style-name="P15">Feature engineering</text:p>
      <text:list text:style-name="LFO2" text:continue-numbering="true">
        <text:list-item>
          <text:p text:style-name="P16">removed features with a number of NA greater than 200;</text:p>
        </text:list-item>
        <text:list-item>
          <text:p text:style-name="P17">removed features that are not significant, strongly correlated with some others and not correlated with<text:s/>SalePrice;</text:p>
        </text:list-item>
        <text:list-item>
          <text:p text:style-name="P18">used a scaler to normalize the features before applying machine learning techniques;</text:p>
        </text:list-item>
        <text:list-item>
          <text:p text:style-name="P19">applied “OneHotEncoder” to the categorical features.</text:p>
        </text:list-item>
      </text:list>
      <text:p text:style-name="P20"/>
      <text:p text:style-name="P21">Modelling and regularization:</text:p>
      <text:list text:style-name="LFO3" text:continue-numbering="true">
        <text:list-item>
          <text:p text:style-name="P22">linear regression fit and predictions using Lasso, Ridge, and Elastic Net regularizations and k-fold (10) cross validation for model selection; fit and predictions with Extreme Gradient Boosting algorithm for reducing variance and bias;</text:p>
        </text:list-item>
        <text:list-item>
          <text:p text:style-name="P23">computed the mean of the four predictions to further improve on variance and accuracy;</text:p>
        </text:list-item>
        <text:list-item>
          <text:p text:style-name="P24">converted the transformed log prices predictions back to normal values and rounding them up to their nearest multiple of 100.</text:p>
        </text:list-item>
      </text:list>
      <text:p text:style-name="P25"/>
      <text:p text:style-name="P26"/>
      <text:p text:style-name="P27"/>
      <text:p text:style-name="P28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 fo:hyphenate="tru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1Carattere" style:display-name="Titolo 1 Carattere" style:family="text" style:parent-style-name="Car.predefinitoparagrafo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ce Schirinà</meta:initial-creator>
    <dc:creator>giorgiozannini97@outlook.it</dc:creator>
    <meta:creation-date>2019-01-01T15:25:00Z</meta:creation-date>
    <dc:date>2019-01-12T14:03:00Z</dc:date>
    <meta:template xlink:href="Normal" xlink:type="simple"/>
    <meta:editing-cycles>10</meta:editing-cycles>
    <meta:editing-duration>PT26220S</meta:editing-duration>
    <meta:document-statistic meta:page-count="1" meta:paragraph-count="2" meta:word-count="198" meta:character-count="1329" meta:row-count="9" meta:non-whitespace-character-count="1133"/>
  </office:meta>
</office:document-meta>
</file>